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2019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2008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6056" calcext:value-type="float">
            <text:p>68.26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2006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0904" calcext:value-type="float">
            <text:p>67.43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2004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084" calcext:value-type="float">
            <text:p>67.68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2003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2002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2002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9952" calcext:value-type="float">
            <text:p>65.9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200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200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99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2128" calcext:value-type="float">
            <text:p>65.03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97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4112" calcext:value-type="float">
            <text:p>64.90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96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9584" calcext:value-type="float">
            <text:p>64.48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95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2216" calcext:value-type="float">
            <text:p>64.21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95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6184" calcext:value-type="float">
            <text:p>63.95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93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5496" calcext:value-type="float">
            <text:p>63.7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92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3472" calcext:value-type="float">
            <text:p>63.5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91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0256" calcext:value-type="float">
            <text:p>63.7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91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3872" calcext:value-type="float">
            <text:p>62.98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9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2664" calcext:value-type="float">
            <text:p>62.46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88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88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86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3312" calcext:value-type="float">
            <text:p>62.31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8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83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612" calcext:value-type="float">
            <text:p>60.39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82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6328" calcext:value-type="float">
            <text:p>60.53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80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79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78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77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76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75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74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73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72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7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7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6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6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6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5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6</text:p>
          </table:table-cell>
          <table:table-cell office:value-type="string" calcext:value-type="string">
            <text:p>1955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